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1dc6ef"/>
    </style:style>
    <style:style style:name="P4" style:family="paragraph" style:parent-style-name="Text_20_body">
      <style:text-properties officeooo:rsid="001c7096" officeooo:paragraph-rsid="001dc6ef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1pt" officeooo:paragraph-rsid="0024b49c" style:font-size-asian="11pt" style:font-name-complex="Times New Roman1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1pt" officeooo:rsid="0024b49c" officeooo:paragraph-rsid="0024b49c" style:font-size-asian="11pt" style:font-name-complex="Times New Roman1" style:font-size-complex="11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Heading_20_1">
      <style:text-properties officeooo:rsid="001dc6ef" officeooo:paragraph-rsid="001dc6ef"/>
    </style:style>
    <style:style style:name="P9" style:family="paragraph" style:parent-style-name="Heading_20_1">
      <style:text-properties officeooo:rsid="001dc6ef" officeooo:paragraph-rsid="0024b49c"/>
    </style:style>
    <style:style style:name="P10" style:family="paragraph" style:parent-style-name="Heading_20_1" style:list-style-name="L4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24b49c"/>
    </style:style>
    <style:style style:name="P11" style:family="paragraph" style:parent-style-name="Text_20_body" style:list-style-name="L1">
      <style:text-properties officeooo:paragraph-rsid="001c7096"/>
    </style:style>
    <style:style style:name="P12" style:family="paragraph" style:parent-style-name="Text_20_body" style:list-style-name="L1">
      <style:text-properties officeooo:rsid="001c7096" officeooo:paragraph-rsid="001c7096"/>
    </style:style>
    <style:style style:name="P13" style:family="paragraph" style:parent-style-name="Text_20_body" style:list-style-name="L1">
      <style:text-properties fo:font-weight="bold" officeooo:rsid="001c7096" officeooo:paragraph-rsid="0020a7e0" style:font-weight-asian="bold" style:font-weight-complex="bold"/>
    </style:style>
    <style:style style:name="P14" style:family="paragraph" style:parent-style-name="Text_20_body" style:list-style-name="L2">
      <style:text-properties officeooo:rsid="001dc6ef" officeooo:paragraph-rsid="001dc6ef"/>
    </style:style>
    <style:style style:name="P15" style:family="paragraph" style:parent-style-name="Text_20_body" style:list-style-name="L3">
      <style:text-properties officeooo:rsid="001dc6ef" officeooo:paragraph-rsid="001dc6ef"/>
    </style:style>
    <style:style style:name="P16" style:family="paragraph" style:parent-style-name="Text_20_body" style:list-style-name="L3">
      <style:text-properties officeooo:paragraph-rsid="00237b1c"/>
    </style:style>
    <style:style style:name="P17" style:family="paragraph" style:parent-style-name="Text_20_body" style:list-style-name="L3">
      <style:text-properties officeooo:paragraph-rsid="001dc6ef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859e" style:font-style-asian="italic" style:font-style-complex="italic"/>
    </style:style>
    <style:style style:name="T6" style:family="text">
      <style:text-properties officeooo:rsid="001dc6e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c6ef" style:font-weight-asian="bold" style:font-weight-complex="bold"/>
    </style:style>
    <style:style style:name="T9" style:family="text">
      <style:text-properties fo:font-weight="bold" officeooo:rsid="001df6bd" style:font-weight-asian="bold" style:font-weight-complex="bold"/>
    </style:style>
    <style:style style:name="T10" style:family="text">
      <style:text-properties fo:font-weight="bold" officeooo:rsid="001c7096" style:font-weight-asian="bold" style:font-weight-complex="bold"/>
    </style:style>
    <style:style style:name="T11" style:family="text">
      <style:text-properties officeooo:rsid="001df6bd"/>
    </style:style>
    <style:style style:name="T12" style:family="text">
      <style:text-properties officeooo:rsid="0020a7e0"/>
    </style:style>
    <style:style style:name="T13" style:family="text">
      <style:text-properties officeooo:rsid="001c7096"/>
    </style:style>
    <style:style style:name="T14" style:family="text">
      <style:text-properties officeooo:rsid="00237b1c"/>
    </style:style>
    <style:style style:name="T15" style:family="text">
      <style:text-properties officeooo:rsid="004474b9"/>
    </style:style>
    <style:style style:name="T16" style:family="text">
      <style:text-properties officeooo:rsid="0024b49c"/>
    </style:style>
    <style:style style:name="T17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Times New Roman1" fo:font-style="italic" fo:font-weight="bold" officeooo:rsid="0025be93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2"><text:span text:style-name="T4">Équipe de projet L</text:span><text:span text:style-name="T5">3L</text:span><text:span text:style-name="T4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4">Semaine n° :</text:span> <text:span text:style-name="T7">2</text:span></text:p>
      <text:p text:style-name="P2"><text:span text:style-name="T4">Date :</text:span> 0<text:span text:style-name="T1">3</text:span>/02/202<text:span text:style-name="T1">2</text:span></text:p>
      <text:p text:style-name="P2"><text:span text:style-name="T4">Rédacteur de ce compte-rendu :</text:span> <text:span text:style-name="T1">Hamiche Mehdi</text:span></text:p>
      <text:p text:style-name="P2"><text:span text:style-name="T4">Enseignants encadrants :</text:span> <text:span text:style-name="T1">Flavie Tonon</text:span></text:p>
      <text:p text:style-name="P2"><text:span text:style-name="T4">Chef de projet :</text:span> <text:s/><text:span text:style-name="T1">Abdel Massih Youstina</text:span></text:p>
      <text:h text:style-name="Heading_20_1" text:outline-level="1" text:is-list-header="true">1) Principaux points abordés pendant la réunion</text:h>
      <text:list xml:id="list2960075594" text:style-name="L1">
        <text:list-item>
          <text:p text:style-name="P12"><text:span text:style-name="T7">Présentation</text:span> du diapo<text:span text:style-name="T14">sitive</text:span> avec les différentes fonctionnalités de notre <text:span text:style-name="T12">site</text:span> web et <text:span text:style-name="T14">application mobile sous A</text:span>ndroid</text:p>
        </text:list-item>
        <text:list-item>
          <text:p text:style-name="P13">Rappel des objectifs principa<text:span text:style-name="T12">ux</text:span> de l'application et du site web</text:p>
        </text:list-item>
        <text:list-item>
          <text:p text:style-name="P11"><text:span text:style-name="T10">Changer</text:span><text:span text:style-name="T13"> l’ordre de certaines fonctionnalités obligatoires </text:span><text:span text:style-name="T6">et </text:span><text:span text:style-name="T13">optionnelles</text:span></text:p>
        </text:list-item>
      </text:list>
      <text:list xml:id="list3598561226" text:style-name="L2">
        <text:list-item>
          <text:p text:style-name="P14"><text:span text:style-name="T7">Fin de la réunion</text:span> avec un aperçu de notre cahier des charges et quelques questions posées à l’encadrante pour la compréhension et suite de notre projet</text:p>
        </text:list-item>
      </text:list>
      <text:h text:style-name="P8" text:outline-level="1" text:is-list-header="true">2) Points jugés importants par l’équipe</text:h>
      <text:list xml:id="list3615054625" text:style-name="L3">
        <text:list-item>
          <text:p text:style-name="P16"><text:span text:style-name="T8">Finir</text:span><text:span text:style-name="T6"> </text:span>le cahier des charges <text:span text:style-name="T6">avec les dernières parties à compléter pour la semaine prochaine</text:span></text:p>
        </text:list-item>
        <text:list-item>
          <text:p text:style-name="P17"><text:soft-page-break/><text:span text:style-name="T7">Classer</text:span> toutes les fonctionnalités en fonction de leur<text:span text:style-name="T14">s</text:span> importance<text:span text:style-name="T14">s</text:span> dans le projet / <text:span text:style-name="T7">modifier</text:span> la liste des fonctionnalités proposée<text:span text:style-name="T12">s</text:span> durant cette séance</text:p>
        </text:list-item>
        <text:list-item>
          <text:p text:style-name="P15"><text:span text:style-name="T7">Faire</text:span> des recherches sur les différents capteurs</text:p>
        </text:list-item>
        <text:list-item>
          <text:p text:style-name="P15"><text:span text:style-name="T7">Faire</text:span> une maquette pour avoir un aperçu de notre application <text:span text:style-name="T11">(</text:span><text:span text:style-name="T9">Wireframe</text:span><text:span text:style-name="T11">, </text:span><text:span text:style-name="T9">Mockup</text:span><text:span text:style-name="T11">, </text:span><text:span text:style-name="T9">Figma</text:span><text:span text:style-name="T11">)</text:span></text:p>
        </text:list-item>
      </text:list>
      <text:list xml:id="list1688872560" text:style-name="L4">
        <text:list-header>
          <text:h text:style-name="P10" text:outline-level="1"><text:span text:style-name="T16">3</text:span><text:span text:style-name="T6">) </text:span><text:span text:style-name="T15">État de l’avancement du projet</text:span></text:h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12135733926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5">Description</text:p>
          </table:table-cell>
          <table:table-cell table:style-name="Tableau1.A1" office:value-type="string">
            <text:p text:style-name="P5">Avancement</text:p>
          </table:table-cell>
          <table:table-cell table:style-name="Tableau1.A1" office:value-type="string">
            <text:p text:style-name="P5">Responsable(s)</text:p>
          </table:table-cell>
          <table:table-cell table:style-name="Tableau1.A1" office:value-type="string">
            <text:p text:style-name="P5">Débutée le</text:p>
          </table:table-cell>
          <table:table-cell table:style-name="Tableau1.A1" office:value-type="string">
            <text:p text:style-name="P5">Finie le</text:p>
          </table:table-cell>
        </table:table-row>
        <table:table-row table:style-name="TableLine2121357348192">
          <table:table-cell table:style-name="Tableau1.A1" office:value-type="string">
            <text:p text:style-name="P5">0</text:p>
          </table:table-cell>
          <table:table-cell table:style-name="Tableau1.A1" office:value-type="string">
            <text:p text:style-name="P5">Choix et classification des fonctionnalités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5">Mehdi, Pathé, Youstina, Thierno</text:p>
          </table:table-cell>
          <table:table-cell table:style-name="Tableau1.A1" office:value-type="string">
            <text:p text:style-name="P5">29/01/2022</text:p>
          </table:table-cell>
          <table:table-cell table:style-name="Tableau1.A1" office:value-type="string">
            <text:p text:style-name="P5">XX/XX/XXX</text:p>
          </table:table-cell>
        </table:table-row>
        <table:table-row table:style-name="TableLine2121357341568"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Cahier des charges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5">Mehdi, Youstina, </text:p>
          </table:table-cell>
          <table:table-cell table:style-name="Tableau1.A1" office:value-type="string">
            <text:p text:style-name="P5"><text:span text:style-name="T16">0</text:span>2/02/2022</text:p>
          </table:table-cell>
          <table:table-cell table:style-name="Tableau1.A1" office:value-type="string">
            <text:p text:style-name="P5">XX/XX/XXX</text:p>
          </table:table-cell>
        </table:table-row>
        <table:table-row table:style-name="TableLine2121357345312">
          <table:table-cell table:style-name="Tableau1.A1" office:value-type="string">
            <text:p text:style-name="P5">2</text:p>
          </table:table-cell>
          <table:table-cell table:style-name="Tableau1.A1" office:value-type="string">
            <text:p text:style-name="P5">Cahier de recette<text:span text:style-name="T16">s</text:span></text:p>
          </table:table-cell>
          <table:table-cell table:style-name="Tableau1.A1" office:value-type="string">
            <text:p text:style-name="P6">En cours</text:p>
          </table:table-cell>
          <table:table-cell table:style-name="Tableau1.A1" office:value-type="string">
            <text:p text:style-name="P5">Mehdi, Youstina, Thierno</text:p>
          </table:table-cell>
          <table:table-cell table:style-name="Tableau1.A1" office:value-type="string">
            <text:p text:style-name="P5"><text:span text:style-name="T16">0</text:span>2/02/2022</text:p>
          </table:table-cell>
          <table:table-cell table:style-name="Tableau1.A1" office:value-type="string">
            <text:p text:style-name="P5">XX/XX/XXX</text:p>
          </table:table-cell>
        </table:table-row>
      </table:table>
      <text:h text:style-name="P9" text:outline-level="1" text:is-list-header="true"><text:span text:style-name="T16">4</text:span>) Conclusion</text:h>
      <text:p text:style-name="P4"><text:span text:style-name="T7">Finalement,</text:span> on a pu poser quelques questions et parler du projet dans sa globalité pour avancer <text:span text:style-name="T11">dans les différentes étapes</text:span>. Cette <text:span text:style-name="T11">deuxième</text:span> <text:span text:style-name="T11">réunion</text:span> nous a servi à <text:span text:style-name="T11">voir</text:span> ce que nous allons faire pendant notre projet <text:span text:style-name="T11">mais aussi mettre de l’ordre dans les différentes fonctionnalités</text:span> <text:span text:style-name="T11">obligatoires et optionnelles de notre </text:span><text:span text:style-name="T12">site</text:span><text:span text:style-name="T11"> web et </text:span><text:span text:style-name="T14">application A</text:span><text:span text:style-name="T11">ndroid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1" fo:font-style="italic" fo:font-weight="bold" officeooo:rsid="0025be93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2"><draw:image xlink:href="Pictures/10000000000002D1000002D1FBEED35297D811B0.jpg" xlink:type="simple" xlink:show="embed" xlink:actuate="onLoad" draw:mime-type="image/jpeg"/></draw:frame><text:span text:style-name="MT1">Projet L3L – Kourte : une écriture des forces physiques, le temps d’un traje</text:span><text:span text:style-name="MT2">t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0M59S</meta:editing-duration>
    <meta:editing-cycles>8</meta:editing-cycles>
    <meta:generator>LibreOffice/7.3.0.3$Windows_X86_64 LibreOffice_project/0f246aa12d0eee4a0f7adcefbf7c878fc2238db3</meta:generator>
    <dc:date>2022-04-22T19:36:47.652000000</dc:date>
    <meta:document-statistic meta:table-count="1" meta:image-count="1" meta:object-count="0" meta:page-count="3" meta:paragraph-count="46" meta:word-count="304" meta:character-count="1908" meta:non-whitespace-character-count="1656"/>
  </office:meta>
</office:document-meta>
</file>